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Analytics</text:p>
      <text:p text:style-name="P1"/>
      <text:p text:style-name="P1"/>
      <text:p text:style-name="P2">Data <text:s/>Warehouse - </text:p>
      <text:p text:style-name="P2"/>
      <text:p text:style-name="P2">ETL <text:s/>- Extraction Transformation Load</text:p>
      <text:p text:style-name="P2"/>
      <text:p text:style-name="P2">Data model Standards.</text:p>
      <text:p text:style-name="P2"/>
      <text:p text:style-name="P2">Conceptual, Logical, Physical</text:p>
      <text:p text:style-name="P2"/>
      <text:p text:style-name="P2">FSLDM - Financial Services Logical Data Modeling</text:p>
      <text:p text:style-name="P2"/>
      <text:p text:style-name="P2">Data modeling Tools: ER Studio(Second popular), Erwin (Most Popular), </text:p>
      <text:p text:style-name="P2"/>
      <text:p text:style-name="P2">From One Logical Model: It's possible to make many physical model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4T18:54:37.61</meta:creation-date>
    <dc:date>2018-04-24T20:16:12.43</dc:date>
    <meta:editing-duration>PT20M53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8" meta:word-count="43" meta:character-count="304"/>
  </office:meta>
</office:document-meta>
</file>